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272c6" style:text-blinking="false" fo:background-color="transparent"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52b14b" officeooo:paragraph-rsid="0052b14b"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writing-mode="lr-tb"/>
      <style:text-properties fo:font-size="14pt" officeooo:rsid="0052b14b" officeooo:paragraph-rsid="0052b14b"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officeooo:paragraph-rsid="0052b14b"/>
    </style:style>
    <style:style style:name="P8" style:family="paragraph" style:parent-style-name="Text_20_body">
      <style:paragraph-properties fo:margin-top="0cm" fo:margin-bottom="0.499cm" style:contextual-spacing="false" fo:line-height="150%"/>
      <style:text-properties officeooo:paragraph-rsid="005272c6"/>
    </style:style>
    <style:style style:name="T1" style:family="text">
      <style:text-properties officeooo:rsid="0052b14b"/>
    </style:style>
    <style:style style:name="T2" style:family="text">
      <style:text-properties officeooo:rsid="0051d68a"/>
    </style:style>
    <style:style style:name="T3" style:family="text">
      <style:text-properties officeooo:rsid="0050d310"/>
    </style:style>
    <style:style style:name="T4" style:family="text">
      <style:text-properties fo:font-size="14pt" officeooo:rsid="0042820b" style:font-size-asian="14pt" style:font-size-complex="14pt"/>
    </style:style>
    <style:style style:name="T5"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79:13) / <text:span text:style-name="Strong_20_Emphasis">Opening prayer</text:span> (John A)</text:p>
      <text:p text:style-name="P2"><text:span text:style-name="Strong_20_Emphasis">Praise</text:span>: <text:span text:style-name="Emphasis">Praise My Soul The King of Heaven</text:span></text:p>
      <text:p text:style-name="P2"><text:span text:style-name="Strong_20_Emphasis">Bible Reading</text:span>: Exodus 34:1-7 (Mook L)</text:p>
      <text:p text:style-name="P2"><text:span text:style-name="Strong_20_Emphasis">Announcements</text:span> (ML)</text:p>
      <text:p text:style-name="P2"><text:span text:style-name="Strong_20_Emphasis">Praise</text:span>: <text:span text:style-name="Emphasis">Love Divine, All Loves Excelling</text:span></text:p>
      <text:p text:style-name="P2"><text:span text:style-name="Strong_20_Emphasis">Prayer for the church and the world</text:span>  (JA)</text:p>
      <text:p text:style-name="P2"><text:span text:style-name="Strong_20_Emphasis">Bible reading</text:span>: Luke 7:36-50 (Stephen A)</text:p>
      <text:p text:style-name="P2"><text:span text:style-name="Strong_20_Emphasis">Praise</text:span>: <text:span text:style-name="Emphasis">What Love My God </text:span><text:span text:style-name="Emphasis"><text:span text:style-name="T1">(Offering)</text:span></text:span></text:p>
      <text:p text:style-name="P2"><text:span text:style-name="Strong_20_Emphasis">Sermon</text:span>: “A DEBT OF LOVE” (John H)</text:p>
      <text:p text:style-name="P2"><text:span text:style-name="Strong_20_Emphasis">Praise</text:span>: <text:span text:style-name="Emphasis">When I Survey The Wondrous Cross</text:span></text:p>
      <text:p text:style-name="P2"><text:span text:style-name="Strong_20_Emphasis">Benediction</text:span> (JH)</text:p>
      <text:p text:style-name="P2"><text:span text:style-name="Strong_20_Emphasis">Sermon Outline</text:span></text:p>
      <text:p text:style-name="P2">“A DEBT OF LOVE”   (Luke 7:36-50)</text:p>
      <text:p text:style-name="P2">Introduction</text:p>
      <text:list text:style-name="L1">
        <text:list-item>
          <text:p text:style-name="P3">Expressions of love</text:p>
        </text:list-item>
        <text:list-item>
          <text:p text:style-name="P3">An extravagant display of humility</text:p>
        </text:list-item>
        <text:list-item>
          <text:p text:style-name="P3">An important parable about forgiveness</text:p>
        </text:list-item>
        <text:list-item>
          <text:p text:style-name="P3">An amazing praise of love</text:p>
        </text:list-item>
        <text:list-item>
          <text:p text:style-name="P3">Who are we like?</text:p>
        </text:list-item>
      </text:list>
      <text:p text:style-name="P2">Conclusion</text:p>
      <text:p text:style-name="P4"><text:span text:style-name="Strong_20_Emphasis">Call to Worship</text:span> <text:span text:style-name="T2">(Psalm 79:13) </text:span><text:span text:style-name="T3">&amp;</text:span> <text:span text:style-name="Strong_20_Emphasis">Opening prayer</text:span> </text:p>
      <text:p text:style-name="Opening_5f_Verse">[13] But we your people, the sheep of your pasture, will give thanks to you forever; from generation to generation we will recount your praise.</text:p>
      <text:p text:style-name="P5">Heavenly Father, we gather in Your Presence to worship You, the only True God. We admit our weaknesses, and acknowledge that we are the sheep of Your pasture, who look to You for our sustenance and protection. </text:p>
      <text:p text:style-name="P5">We give You thanks for Your love, mercy and gracious care in preserving us as we go about our daily lives.</text:p>
      <text:p text:style-name="P5">We thank You for every person here (and online), all of us varying in age from young children to grandparents, united in our praises.</text:p>
      <text:p text:style-name="P6">We recount Your praises here and pray that we would be able to also uphold Your Name when we return to our normal activities during this week. Grant us the sensitivity to recognise the prompting of the Holy Spirit and the boldness to speak of Jesus our Lord, in whose Name we pray today, Amen.</text:p>
      <text:p text:style-name="P7"><text:span text:style-name="T4">[</text:span><text:span text:style-name="Emphasis"><text:span text:style-name="T5">Praise My Soul The King of Heaven</text:span></text:span><text:span text:style-name="T4">]</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266e7"/>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1st</text:span> <text:span text:style-name="MT2">September</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9-20T21:01:43.440204785</dc:date>
    <meta:editing-duration>PT6H59M17S</meta:editing-duration>
    <meta:editing-cycles>50</meta:editing-cycles>
    <meta:generator>LibreOffice/25.2.6.2$Linux_X86_64 LibreOffice_project/0b720ef5e7394b1db407719d7da75840109af140</meta:generator>
    <meta:print-date>2024-02-03T21:06:33.278074986</meta:print-date>
    <meta:document-statistic meta:table-count="0" meta:image-count="0" meta:object-count="0" meta:page-count="2" meta:paragraph-count="28" meta:word-count="288" meta:character-count="1609" meta:non-whitespace-character-count="1349"/>
  </office:meta>
</office:document-meta>
</file>